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04646" officeooo:paragraph-rsid="0034479a"/>
    </style:style>
    <style:style style:name="P2" style:family="paragraph" style:parent-style-name="Standard" style:list-style-name="L1">
      <style:text-properties officeooo:paragraph-rsid="0034479a"/>
    </style:style>
    <style:style style:name="P3" style:family="paragraph" style:parent-style-name="Standard">
      <style:text-properties officeooo:paragraph-rsid="0034479a"/>
    </style:style>
    <style:style style:name="P4" style:family="paragraph" style:parent-style-name="Standard" style:list-style-name="L1">
      <style:text-properties officeooo:paragraph-rsid="00363221"/>
    </style:style>
    <style:style style:name="P5" style:family="paragraph" style:parent-style-name="Standard" style:list-style-name="L1">
      <style:text-properties officeooo:rsid="00004646" officeooo:paragraph-rsid="0034479a"/>
    </style:style>
    <style:style style:name="P6" style:family="paragraph" style:parent-style-name="Standard" style:list-style-name="L1">
      <style:text-properties officeooo:rsid="0002db82" officeooo:paragraph-rsid="0034479a"/>
    </style:style>
    <style:style style:name="P7" style:family="paragraph" style:parent-style-name="Standard" style:list-style-name="L1">
      <style:text-properties officeooo:rsid="00363221" officeooo:paragraph-rsid="00363221"/>
    </style:style>
    <style:style style:name="P8" style:family="paragraph" style:parent-style-name="Standard" style:list-style-name="L1">
      <style:text-properties officeooo:rsid="00043746" officeooo:paragraph-rsid="0034479a"/>
    </style:style>
    <style:style style:name="P9" style:family="paragraph" style:parent-style-name="Standard" style:list-style-name="L1">
      <style:text-properties officeooo:rsid="0001f172" officeooo:paragraph-rsid="0034479a"/>
    </style:style>
    <style:style style:name="P10" style:family="paragraph" style:parent-style-name="Text_20_body" style:list-style-name="L1">
      <style:text-properties officeooo:rsid="00363221" officeooo:paragraph-rsid="00363221"/>
    </style:style>
    <style:style style:name="P11" style:family="paragraph" style:parent-style-name="Standard">
      <style:text-properties officeooo:rsid="00363221" officeooo:paragraph-rsid="00363221"/>
    </style:style>
    <style:style style:name="P12" style:family="paragraph" style:parent-style-name="Standard">
      <style:text-properties officeooo:rsid="0001f172" officeooo:paragraph-rsid="0034479a"/>
    </style:style>
    <style:style style:name="P13" style:family="paragraph" style:parent-style-name="Standard" style:list-style-name="L2">
      <style:text-properties officeooo:rsid="0001f172" officeooo:paragraph-rsid="0034479a"/>
    </style:style>
    <style:style style:name="T1" style:family="text">
      <style:text-properties officeooo:rsid="00004646"/>
    </style:style>
    <style:style style:name="T2" style:family="text">
      <style:text-properties officeooo:rsid="0001f172"/>
    </style:style>
    <style:style style:name="T3" style:family="text">
      <style:text-properties fo:font-variant="normal" fo:text-transform="none" fo:color="#1a1c1e" loext:opacity="100%" fo:font-family="Inter, sans-serif" fo:font-size="10.5pt" fo:letter-spacing="normal" fo:font-style="normal" fo:font-weight="normal"/>
    </style:style>
    <style:style style:name="T4" style:family="text">
      <style:text-properties officeooo:rsid="0002db82"/>
    </style:style>
    <style:style style:name="T5" style:family="text">
      <style:text-properties officeooo:rsid="00363221"/>
    </style:style>
    <style:style style:name="T6" style:family="text">
      <style:text-properties officeooo:rsid="00043746"/>
    </style:style>
    <style:style style:name="T7" style:family="text">
      <style:text-properties fo:font-variant="normal" fo:text-transform="none" fo:color="#000000" loext:opacity="100%" fo:font-family="Arial" style:font-family-generic="swiss" style:font-pitch="variable" fo:font-size="12pt" fo:letter-spacing="normal" fo:font-style="normal" fo:font-weight="bold" officeooo:rsid="002ce24b" style:font-size-asian="12pt" style:font-weight-asian="bold" style:font-size-complex="12pt" style:font-weight-complex="bol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SPECIFICACIONES PROYECTO /USUARIO</text:p>
      <text:p text:style-name="P1"/>
      <text:list text:style-name="L1">
        <text:list-item>
          <text:p text:style-name="P2"><text:span text:style-name="T1">Modificar perfil. </text:span><text:span text:style-name="T2">Tendrá los siguientes campos:</text:span></text:p>
          <text:p text:style-name="P2">-<text:span text:style-name="T2">nombre.</text:span></text:p>
        </text:list-item>
      </text:list>
      <text:p text:style-name="P3"><text:tab/>-<text:span text:style-name="T2">apellidos.</text:span></text:p>
      <text:list text:continue-numbering="true" text:style-name="L1">
        <text:list-header>
          <text:p text:style-name="P2">-<text:span text:style-name="T2">num tlf.</text:span></text:p>
        </text:list-header>
      </text:list>
      <text:p text:style-name="P3"><text:tab/>-<text:span text:style-name="T2">correo.</text:span></text:p>
      <text:list text:continue-numbering="true" text:style-name="L1">
        <text:list-header>
          <text:p text:style-name="P2">-<text:span text:style-name="T2">ciudad, población, código postal.</text:span></text:p>
        </text:list-header>
      </text:list>
      <text:p text:style-name="P3"><text:tab/>-<text:span text:style-name="T2">nombre usuario.</text:span></text:p>
      <text:list text:continue-numbering="true" text:style-name="L1">
        <text:list-header>
          <text:p text:style-name="P2">-<text:span text:style-name="T2">contraseña.</text:span></text:p>
          <text:p text:style-name="P2">-<text:span text:style-name="Strong_20_Emphasis"><text:span text:style-name="T3">Foto de Perfil .</text:span></text:span></text:p>
          <text:p text:style-name="P4">-<text:span text:style-name="Strong_20_Emphasis"><text:span text:style-name="T3">Biografía/Estado:</text:span></text:span><text:span text:style-name="T3"> Un campo de texto corto (ej. "Preparando maratón" o "Powerlifting").</text:span></text:p>
        </text:list-header>
        <text:list-item>
          <text:p text:style-name="P5">Desafíos</text:p>
          <text:list>
            <text:list-item>
              <text:p text:style-name="P6">El usuario tendrá a su disposición una <text:s/>desafíos los cuales estarán propuestos por la comunidad que se podrán elegir mediante una encuesta que hara la empresa de manera mensual. Dentro de estos se recogeran los siguietnes campos:</text:p>
              <text:list>
                <text:list-item>
                  <text:p text:style-name="P5">categoria <text:span text:style-name="T4">del desafio</text:span></text:p>
                </text:list-item>
                <text:list-item>
                  <text:p text:style-name="P5"><text:span text:style-name="T4">el tiempo que durara el desafio</text:span>.</text:p>
                </text:list-item>
                <text:list-item>
                  <text:p text:style-name="P5">predfefinido(depende de la categoria).</text:p>
                </text:list-item>
              </text:list>
            </text:list-item>
          </text:list>
        </text:list-item>
      </text:list>
      <text:p text:style-name="P1"><text:tab/><text:tab/><text:span text:style-name="T4">El usuario podra mandar una serie de datos dependeiendo de las activiades que se <text:tab/><text:tab/>hagan. </text:span><text:span text:style-name="T5">Estos datos los prodra mandar a traves de actividades que realice.</text:span></text:p>
      <text:p text:style-name="P1"><text:tab/></text:p>
      <text:list text:continue-numbering="true" text:style-name="L1">
        <text:list-item>
          <text:list>
            <text:list-item>
              <text:p text:style-name="P5">Estadisticas. <text:span text:style-name="T4">Los desafios tendra una estadisiticas las cuales estaran recogidas en un ranking, como competicion. En estas estadisticas mostrara la poscion del usuario como un ranking con los 25 primeros. Se pdora ver el nickname , la estadistca qu ehace que este en esa posicon y la poscion.</text:span></text:p>
              <text:p text:style-name="P5"/>
            </text:list-item>
          </text:list>
        </text:list-item>
        <text:list-item>
          <text:p text:style-name="P5">red social</text:p>
          <text:list>
            <text:list-item>
              <text:p text:style-name="P5">Seguidores/seguidos. <text:span text:style-name="T4">En caso de que la cuenta sea privada , los únicos que podrán ver los seguidores ,seguidos y </text:span><text:span text:style-name="T6">e</text:span><text:span text:style-name="T4">l perfil serán las personas alas cuales el usuario </text:span><text:span text:style-name="T6">acepte como solicitud</text:span><text:span text:style-name="T4">.</text:span></text:p>
            </text:list-item>
            <text:list-item>
              <text:p text:style-name="P5">compartir y ver actividad</text:p>
            </text:list-item>
            <text:list-item>
              <text:p text:style-name="P5">hcaer comentarios sobre una actividad propia o de un seguidor.</text:p>
            </text:list-item>
            <text:list-item>
              <text:p text:style-name="P7">likes</text:p>
            </text:list-item>
          </text:list>
        </text:list-item>
        <text:list-item>
          <text:p text:style-name="P5">Entrenamiento funcional</text:p>
          <text:list>
            <text:list-item>
              <text:p text:style-name="P5">El usuario podra registrar entrenamiento, los cuales estaran agrupados por mus<text:span text:style-name="T6">c</text:span>ulos, <text:span text:style-name="T6">lso musculos que se puedan registrar estaran predefinidos en un unformulario desplegable ,losw cuales estarn predefindios.para registrar un nuevo musculo que no aparciese en esta lista se deberia de contactar al administrador .</text:span></text:p>
            </text:list-item>
            <text:list-item>
              <text:p text:style-name="P7">Cada musculko tendra una serie de ejercicios delimitados por los administradores. Este recogera numero de series,repeticiones y kilso en cada una .</text:p>
            </text:list-item>
            <text:list-item>
              <text:p text:style-name="P5">estadisiticas =&gt; semanales, mensuales,anual. Evaluadas por musculos. </text:p>
            </text:list-item>
            <text:list-item>
              <text:p text:style-name="P8">Los dias que el usuario entrene se recogeran por los dias que el usuario ha publicado una actividad, en el caso de que un dia este sin ninguna constara como dia de descanso.</text:p>
            </text:list-item>
          </text:list>
        </text:list-item>
        <text:list-item>
          <text:p text:style-name="P9">Correr/andar , seran categorias distintas pero recogeran lo mismo , se separan por conflicato de hacer las estadisitcas.</text:p>
          <text:list>
            <text:list-item>
              <text:p text:style-name="P9">Se podran recoger los siguietnes datos:</text:p>
              <text:list>
                <text:list-item>
                  <text:p text:style-name="P9">km recorridos.</text:p>
                </text:list-item>
                <text:list-item>
                  <text:p text:style-name="P9"><text:soft-page-break/>Timepo.</text:p>
                </text:list-item>
                <text:list-item>
                  <text:p text:style-name="P9">Altitud.</text:p>
                </text:list-item>
                <text:list-item>
                  <text:p text:style-name="P9">Mejor y peor km.</text:p>
                </text:list-item>
                <text:list-item>
                  <text:p text:style-name="P7">El ritmo promedio se sacrar de los datos introducidos.</text:p>
                </text:list-item>
                <text:list-item>
                  <text:p text:style-name="P10"><text:span text:style-name="Strong_20_Emphasis"><text:span text:style-name="T3">Sensación:</text:span></text:span><text:span text:style-name="T3"> Un campo simple del 1 al 10 de "Cansancio percibido".</text:span></text:p>
                </text:list-item>
              </text:list>
            </text:list-item>
          </text:list>
        </text:list-item>
      </text:list>
      <text:p text:style-name="P11"/>
      <text:list text:continue-numbering="true" text:style-name="L1">
        <text:list-item>
          <text:list>
            <text:list-item>
              <text:p text:style-name="P9">Estadisticas</text:p>
              <text:list>
                <text:list-item>
                  <text:p text:style-name="P9">evolucion</text:p>
                </text:list-item>
                <text:list-item>
                  <text:p text:style-name="P9">dias entrenados</text:p>
                </text:list-item>
                <text:list-item>
                  <text:p text:style-name="P9">km recorridos</text:p>
                </text:list-item>
              </text:list>
            </text:list-item>
            <text:list-item>
              <text:p text:style-name="P8">Los dias que el usuario entrene se recogeran por los dias que el usuario ha publicado una actividad, en el caso de que un dia este sin ninguna constara como dia de descanso.</text:p>
            </text:list-item>
          </text:list>
        </text:list-item>
      </text:list>
      <text:p text:style-name="P12">FUNCIONALIDADDES DEL ADMINISTRADOR</text:p>
      <text:list text:style-name="L2">
        <text:list-item>
          <text:p text:style-name="P13">Eliminar/actualizar <text:span text:style-name="T6">todo en general</text:span></text:p>
        </text:list-item>
        <text:list-item>
          <text:p text:style-name="P13">registrar nuevos desafios predefinidos</text:p>
        </text:list-item>
        <text:list-item>
          <text:p text:style-name="P13">registrar ejercicios predefinidos</text:p>
        </text:list-item>
        <text:list-item>
          <text:p text:style-name="P13">bloquear/<text:span text:style-name="T6">eliminar</text:span> usuarios</text:p>
        </text:list-item>
        <text:list-item>
          <text:p text:style-name="P13"><text:span text:style-name="Strong_20_Emphasis"><text:span text:style-name="T3">Gestión de reportes</text:span></text:span> <text:span text:style-name="T5">de los usuarios</text:span></text:p>
          <text:p text:style-name="P13"><text:span text:style-name="Strong_20_Emphasis"><text:span text:style-name="T7"/></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register-true="tru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color="#ffffff" loext:opacity="100%" fo:font-weight="bold" officeooo:rsid="001519ef" officeooo:paragraph-rsid="001519ef" fo:background-color="#729fcf" style:font-weight-asian="bold" style:font-weight-complex="bold"/>
    </style:style>
    <style:style style:name="MP2" style:family="paragraph" style:parent-style-name="Footer">
      <style:text-properties fo:color="#ffffff" loext:opacity="100%" officeooo:paragraph-rsid="00153f6c" fo:background-color="#729fcf"/>
    </style:style>
    <style:style style:name="MT1" style:family="text">
      <style:text-properties fo:font-weight="bold" style:font-weight-asian="bold" style:font-weight-complex="bold"/>
    </style:style>
    <style:style style:name="MT2" style:family="text">
      <style:text-properties fo:font-weight="bold" officeooo:rsid="0034479a"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TAREA<text:tab/>2 DAW<text:tab/>Juan Francisco Cortejosa </text:p>
      </style:header>
      <style:footer>
        <text:p text:style-name="MP2"><text:span text:style-name="MT1">DAW <text:tab/></text:span><text:span text:style-name="MT2">Proyecto</text:span><text:tab/><text:span text:style-name="MT1"><text:page-number text:select-page="current">2</text:page-number></text:span><text:span text:style-name="MT1">/</text:span><text:span text:style-name="MT1"><text:page-count>2</text:page-count></text:span><text:span text:style-name="MT1"> </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26T16:19:11.509685800</meta:creation-date>
    <dc:date>2025-12-16T21:14:26.900493500</dc:date>
    <meta:editing-duration>PT1H50M18S</meta:editing-duration>
    <meta:editing-cycles>31</meta:editing-cycles>
    <meta:generator>LibreOffice/25.8.3.2$Windows_X86_64 LibreOffice_project/8ca8d55c161d602844f5428fa4b58097424e324e</meta:generator>
    <meta:print-date>2025-12-16T21:05:14.424756000</meta:print-date>
    <meta:printed-by>Archivos PDF</meta:printed-by>
    <meta:document-statistic meta:table-count="0" meta:image-count="0" meta:object-count="0" meta:page-count="2" meta:paragraph-count="50" meta:word-count="474" meta:character-count="2949" meta:non-whitespace-character-count="2545"/>
  </office:meta>
</office:document-meta>
</file>